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onsolas" svg:font-family="Consolas, 'courier new'"/>
    <style:font-face style:name="Droid Sans Mono" svg:font-family="'Droid Sans Mono', monospace, monospace, 'Droid Sans Fallback'"/>
    <style:font-face style:name="Segoe UI" svg:font-family="'Segoe UI', 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officeooo:rsid="0004ef5d" officeooo:paragraph-rsid="0004ef5d" style:font-size-asian="26.25pt" style:font-weight-asian="bold" style:font-size-complex="30pt" style:font-weight-complex="bold"/>
    </style:style>
    <style:style style:name="P2" style:family="paragraph" style:parent-style-name="Standard">
      <style:text-properties fo:font-weight="bold" officeooo:rsid="0006169d" officeooo:paragraph-rsid="0006169d" style:font-weight-asian="bold" style:font-weight-complex="bold"/>
    </style:style>
    <style:style style:name="P3" style:family="paragraph" style:parent-style-name="Heading_20_3">
      <style:text-properties fo:font-variant="normal" fo:text-transform="none" fo:color="#000000" loext:opacity="100%" style:font-name="Segoe UI" fo:font-size="14.3999996185303pt" fo:letter-spacing="normal" fo:font-style="normal" fo:font-weight="normal" officeooo:rsid="000ad7fc" officeooo:paragraph-rsid="000b8900" style:font-weight-asian="bold" style:font-weight-complex="bold"/>
    </style:style>
    <style:style style:name="P4" style:family="paragraph" style:parent-style-name="Standard">
      <style:text-properties fo:font-weight="bold" officeooo:rsid="00090fc0" officeooo:paragraph-rsid="00090fc0" style:font-weight-asian="bold" style:font-weight-complex="bold"/>
    </style:style>
    <style:style style:name="P5" style:family="paragraph" style:parent-style-name="Standard">
      <style:text-properties fo:font-weight="bold" officeooo:rsid="000ad7fc" officeooo:paragraph-rsid="000ad7fc" style:font-weight-asian="bold" style:font-weight-complex="bold"/>
    </style:style>
    <style:style style:name="P6" style:family="paragraph" style:parent-style-name="Standard">
      <style:text-properties fo:font-weight="bold" officeooo:rsid="000d57ee" officeooo:paragraph-rsid="000d57ee" style:font-weight-asian="bold" style:font-weight-complex="bold"/>
    </style:style>
    <style:style style:name="P7" style:family="paragraph" style:parent-style-name="Standard">
      <style:text-properties fo:font-weight="bold" officeooo:rsid="000d57ee" officeooo:paragraph-rsid="000f265b" style:font-weight-asian="bold" style:font-weight-complex="bold"/>
    </style:style>
    <style:style style:name="P8" style:family="paragraph" style:parent-style-name="Standard">
      <style:text-properties fo:font-weight="bold" officeooo:rsid="000efa68" officeooo:paragraph-rsid="000efa68" style:font-weight-asian="bold" style:font-weight-complex="bold"/>
    </style:style>
    <style:style style:name="P9" style:family="paragraph" style:parent-style-name="Standard">
      <style:text-properties fo:font-variant="normal" fo:text-transform="none" fo:color="#000000" loext:opacity="100%" style:font-name="Consolas" fo:font-size="9pt" fo:letter-spacing="normal" fo:font-style="normal" fo:font-weight="normal" officeooo:rsid="000ad7fc" officeooo:paragraph-rsid="000ad7fc" fo:background-color="#ffffff" style:font-weight-asian="normal" style:font-weight-complex="normal" loext:padding-left="0.254cm" loext:padding-right="0cm" loext:padding-top="0cm" loext:padding-bottom="0cm" loext:border-left="2.41pt solid #4caf50" loext:border-right="none" loext:border-top="none" loext:border-bottom="none"/>
    </style:style>
    <style:style style:name="P10" style:family="paragraph" style:parent-style-name="Standard">
      <style:paragraph-properties style:line-height-at-least="0.402cm"/>
      <style:text-properties fo:color="#d4d4d4" loext:opacity="100%" style:font-name="Droid Sans Mono" fo:font-size="8.39999961853027pt" fo:font-weight="normal" fo:background-color="#1e1e1e"/>
    </style:style>
    <style:style style:name="P11" style:family="paragraph" style:parent-style-name="Standard">
      <style:paragraph-properties style:line-height-at-least="0.402cm"/>
      <style:text-properties fo:color="#6a9955" loext:opacity="100%" style:font-name="Droid Sans Mono" fo:font-size="8.39999961853027pt" fo:font-weight="normal" fo:background-color="#1e1e1e"/>
    </style:style>
    <style:style style:name="P12" style:family="paragraph" style:parent-style-name="Standard">
      <style:paragraph-properties style:line-height-at-least="0.402cm"/>
    </style:style>
    <style:style style:name="P13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000000" loext:opacity="100%" style:font-name="Verdana" fo:font-size="9pt" fo:letter-spacing="normal" fo:font-style="normal" fo:font-weight="bold" officeooo:rsid="001269d9" officeooo:paragraph-rsid="001269d9" fo:background-color="#ffffcc" style:font-weight-asian="bold" style:font-weight-complex="bold" loext:padding="0cm" loext:border="none"/>
    </style:style>
    <style:style style:name="P14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000000" loext:opacity="100%" style:font-name="Verdana" fo:font-size="15pt" fo:letter-spacing="normal" fo:font-style="normal" fo:font-weight="bold" officeooo:rsid="001269d9" officeooo:paragraph-rsid="001269d9" fo:background-color="#ffffcc" style:font-size-asian="15pt" style:font-weight-asian="bold" style:font-size-complex="15pt" style:font-weight-complex="bold" loext:padding="0cm" loext:border="none"/>
    </style:style>
    <style:style style:name="P15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5pt" fo:letter-spacing="normal" fo:font-style="normal" fo:font-weight="bold" officeooo:rsid="001269d9" officeooo:paragraph-rsid="001269d9" fo:background-color="#ffffcc" style:font-size-asian="15pt" style:font-weight-asian="bold" style:font-size-complex="15pt" style:font-weight-complex="bold" loext:padding="0cm" loext:border="none"/>
    </style:style>
    <style:style style:name="P16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5pt" fo:letter-spacing="normal" fo:font-style="normal" fo:font-weight="bold" officeooo:rsid="001429ab" officeooo:paragraph-rsid="001429ab" fo:background-color="#ffffcc" style:font-size-asian="15pt" style:font-weight-asian="bold" style:font-size-complex="15pt" style:font-weight-complex="bold" loext:padding="0cm" loext:border="none"/>
    </style:style>
    <style:style style:name="P17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6a9955" loext:opacity="100%" style:font-name="Droid Sans Mono" fo:font-size="8.39999961853027pt" fo:letter-spacing="normal" fo:font-style="normal" fo:font-weight="normal" officeooo:rsid="001269d9" officeooo:paragraph-rsid="001269d9" fo:background-color="#1e1e1e" style:font-size-asian="15pt" style:font-weight-asian="bold" style:font-size-complex="15pt" style:font-weight-complex="bold" loext:padding="0cm" loext:border="none"/>
    </style:style>
    <style:style style:name="P18" style:family="paragraph" style:parent-style-name="Text_20_body">
      <style:text-properties fo:font-variant="normal" fo:text-transform="none" fo:color="#000000" loext:opacity="100%" style:font-name="Verdana" fo:font-size="9.60000038146973pt" fo:letter-spacing="normal" fo:font-style="normal" fo:font-weight="normal" officeooo:rsid="000ad7fc" officeooo:paragraph-rsid="000ad7fc" style:font-weight-asian="normal" style:font-weight-complex="normal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9.60000038146973pt" fo:letter-spacing="normal" fo:font-style="normal" fo:font-weight="normal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0ad7fc"/>
    </style:style>
    <style:style style:name="T2" style:family="text">
      <style:text-properties fo:font-variant="normal" fo:text-transform="none" fo:color="#000000" loext:opacity="100%" style:font-name="Verdana" fo:font-size="9.60000038146973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T4" style:family="text">
      <style:text-properties fo:font-variant="normal" fo:text-transform="none" fo:color="#dc143c" loext:opacity="100%" style:font-name="Consolas" fo:font-size="9.60000038146973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dc143c" loext:opacity="100%" style:font-name="Consolas" fo:font-size="9pt" fo:letter-spacing="normal" fo:font-style="normal" fo:font-weight="normal" loext:padding="0cm" loext:border="none"/>
    </style:style>
    <style:style style:name="T6" style:family="text">
      <style:text-properties fo:color="#0000cd" loext:opacity="100%"/>
    </style:style>
    <style:style style:name="T7" style:family="text">
      <style:text-properties fo:font-weight="bold" officeooo:rsid="000b8900"/>
    </style:style>
    <style:style style:name="T8" style:family="text">
      <style:text-properties officeooo:rsid="000f265b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569cd6" loext:opacity="100%"/>
    </style:style>
    <style:style style:name="T11" style:family="text">
      <style:text-properties fo:color="#dcdcaa" loext:opacity="100%"/>
    </style:style>
    <style:style style:name="T12" style:family="text">
      <style:text-properties fo:color="#9cdcfe" loext:opacity="100%"/>
    </style:style>
    <style:style style:name="T13" style:family="text">
      <style:text-properties fo:color="#c586c0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 Ahead</text:p>
      <text:p text:style-name="Standard"/>
      <text:p text:style-name="Standard"/>
      <text:p text:style-name="P2">Hint written in less darkness inside an input box is called place-holder &amp; we can write it as one of the attribute of input field. </text:p>
      <text:p text:style-name="P2"/>
      <text:p text:style-name="P2">&lt;input type=”text” place-holder=”City or State”&gt;</text:p>
      <text:p text:style-name="Standard"/>
      <text:p text:style-name="Standard"/>
      <text:p text:style-name="P4"><text:span text:style-name="T1">Learning </text:span>: fetch() </text:p>
      <text:p text:style-name="P5">fetch( ) : its a method to get data or, add data to <text:s/>the internet / websites. </text:p>
      <text:p text:style-name="P5"><text:tab/><text:tab/>It works asynchronously <text:s/></text:p>
      <text:p text:style-name="P5"><text:tab/><text:tab/>It makes use of promises</text:p>
      <text:p text:style-name="P5"><text:tab/><text:tab/></text:p>
      <text:p text:style-name="P5"/>
      <text:p text:style-name="P6">fetch(param1 : url, param2 : object to be added, along with it add method , header &amp; body)</text:p>
      <text:p text:style-name="P6"/>
      <text:p text:style-name="P6">// To just read / view data </text:p>
      <text:p text:style-name="P6"/>
      <text:p text:style-name="P7">fetch(‘url’) // <text:span text:style-name="T8">it will return a promise </text:span></text:p>
      <text:p text:style-name="P7">.then(res =&gt; res.json()) // <text:span text:style-name="T8">it also will return a promise</text:span></text:p>
      <text:p text:style-name="P7">.then(data=&gt;console.log(data))</text:p>
      <text:p text:style-name="P7">.catch(error =&gt; console.log(‘Error’);</text:p>
      <text:p text:style-name="P5"/>
      <text:p text:style-name="P8">dummy url = https:://reqres.in/api/users/</text:p>
      <text:p text:style-name="P5"/>
      <text:p text:style-name="P5"><text:span text:style-name="T9">Challenge :</text:span> JSON.strignify()</text:p>
      <text:p text:style-name="P18">A common use of JSON is to exchange data to/from a web server.</text:p>
      <text:p text:style-name="P19">When sending data to a web server, the data has to be a string.</text:p>
      <text:p text:style-name="P21"><text:span text:style-name="T2">Convert a JavaScript object into a string with </text:span><text:span text:style-name="Source_20_Text"><text:span text:style-name="T4">JSON.stringify()</text:span></text:span><text:span text:style-name="T2">.</text:span></text:p>
      <text:p text:style-name="P9"><text:span text:style-name="T6">var</text:span> myJSON = JSON.stringify(obj);</text:p>
      <text:p text:style-name="P14">Challenge: how to find recomendation based on text inputed.</text:p>
      <text:p text:style-name="P17">// Returns matching cities</text:p>
      <text:p text:style-name="P10"><text:span text:style-name="T10">function</text:span> <text:span text:style-name="T11">findMatches</text:span>(<text:span text:style-name="T12">wordToMatch</text:span>, <text:span text:style-name="T12">cities</text:span>){</text:p>
      <text:p text:style-name="P10"><text:span text:style-name="T13">return</text:span> <text:span text:style-name="T12">cities</text:span>.<text:span text:style-name="T11">filter</text:span>( <text:span text:style-name="T12">place</text:span> <text:span text:style-name="T10">=&gt;</text:span> {</text:p>
      <text:p text:style-name="P11">// code to find matches </text:p>
      <text:p text:style-name="P12"/>
      <text:p text:style-name="P11">// console.log(place.city);</text:p>
      <text:p text:style-name="P10"><text:span text:style-name="T10">var</text:span> <text:span text:style-name="T12">re</text:span> = <text:span text:style-name="T10">new</text:span> <text:span text:style-name="T14">RegExp</text:span>(<text:span text:style-name="T12">wordToMatch</text:span>, <text:span text:style-name="T15">"i"</text:span>);</text:p>
      <text:p text:style-name="P10"><text:span text:style-name="T13">return</text:span> <text:span text:style-name="T12">place</text:span>.<text:span text:style-name="T12">city</text:span>.<text:span text:style-name="T11">match</text:span>(<text:span text:style-name="T12">re</text:span>);</text:p>
      <text:p text:style-name="P12"/>
      <text:p text:style-name="P10">})</text:p>
      <text:p text:style-name="P10">}</text:p>
      <text:p text:style-name="P15"><text:soft-page-break/></text:p>
      <text:p text:style-name="P16">Challenge : how to display the recommendation on html </text:p>
      <text:p text:style-name="P14"/>
      <text:p text:style-name="P13"/>
      <text:p text:style-name="P13"/>
      <text:p text:style-name="P13"/>
      <text:h text:style-name="P3" text:outline-level="3"><text:span text:style-name="T7">Exception </text:span></text:h>
      <text:h text:style-name="P3" text:outline-level="3">Stringify Functions</text:h>
      <text:p text:style-name="P20">In JSON, functions are not allowed as object values.</text:p>
      <text:p text:style-name="P21"><text:span text:style-name="T3">The </text:span><text:span text:style-name="Source_20_Text"><text:span text:style-name="T5">JSON.stringify()</text:span></text:span><text:span text:style-name="T3"> function will remove any functions from a JavaScript object, both the key and the value:</text:span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nsolas" svg:font-family="Consolas, 'courier new'"/>
    <style:font-face style:name="Droid Sans Mono" svg:font-family="'Droid Sans Mono', monospace, monospace, 'Droid Sans Fallback'"/>
    <style:font-face style:name="Segoe UI" svg:font-family="'Segoe UI', 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6T18:13:30.407746426</meta:creation-date>
    <dc:date>2021-01-20T00:09:32.816723356</dc:date>
    <meta:editing-duration>PT58M16S</meta:editing-duration>
    <meta:editing-cycles>13</meta:editing-cycles>
    <meta:generator>LibreOffice/7.0.2.2$Linux_X86_64 LibreOffice_project/3a01483fc371ab18cfca4bab0d636937da5eaf70</meta:generator>
    <meta:document-statistic meta:table-count="0" meta:image-count="0" meta:object-count="0" meta:page-count="2" meta:paragraph-count="35" meta:word-count="229" meta:character-count="1438" meta:non-whitespace-character-count="1226"/>
  </office:meta>
</office:document-meta>
</file>